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12371FF4449C691A.gif" manifest:media-type="image/gif"/>
  <manifest:file-entry manifest:full-path="Pictures/10000200000000100000001061A41E23D8340528.gif" manifest:media-type="image/gif"/>
  <manifest:file-entry manifest:full-path="Pictures/10000200000000100000001048888983E4E85610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s://forum.ubuntu-fi.org/index.php?action=profile;u=10233" text:style-name="Internet_20_link" text:visited-style-name="Visited_20_Internet_20_Link"/></text:h>
      <text:h text:style-name="Heading_20_4" text:outline-level="4"><text:a xlink:type="simple" xlink:href="https://forum.ubuntu-fi.org/index.php?topic=56226.msg429519#msg429519" text:style-name="Internet_20_link" text:visited-style-name="Visited_20_Internet_20_Link">https://forum.ubuntu-fi.org/index.php?topic=56226.msg429519#msg429519</text:a></text:h>
      <text:p text:style-name="Text_20_body"/>
      <text:h text:style-name="Heading_20_4" text:outline-level="4"><text:a xlink:type="simple" xlink:href="https://forum.ubuntu-fi.org/index.php?action=profile;u=10233" text:style-name="Internet_20_link" text:visited-style-name="Visited_20_Internet_20_Link">nm</text:a> </text:h>
      <text:list xml:id="list820388942" text:style-name="L1">
        <text:list-item>
          <text:p text:style-name="P4"><text:bookmark text:name="msg_429519_extra_info"/>Käyttäjä </text:p>
        </text:list-item>
        <text:list-item>
          <text:p text:style-name="P4">Viestejä: 14037 </text:p>
          <text:list>
            <text:list-item>
              <text:p text:style-name="P4"><draw:a xlink:type="simple" xlink:href="https://forum.ubuntu-fi.org/index.php?action=profile;u=10233"><draw:frame draw:style-name="fr1" draw:name="Kuva1" text:anchor-type="as-char" svg:width="0.476cm" svg:height="0.476cm" draw:z-index="0"><draw:image xlink:href="Pictures/10000200000000100000001061A41E23D8340528.gif" xlink:type="simple" xlink:show="embed" xlink:actuate="onLoad" loext:mime-type="image/gif"/><svg:title>Profiili</svg:title></draw:frame></draw:a><text:s/></text:p>
            </text:list-item>
            <text:list-item>
              <text:p text:style-name="P1"><draw:a xlink:type="simple" xlink:href="https://forum.ubuntu-fi.org/index.php?action=pm;sa=send;u=10233"><draw:frame draw:style-name="fr1" draw:name="Kuva2" text:anchor-type="as-char" svg:width="0.476cm" svg:height="0.476cm" draw:z-index="1"><draw:image xlink:href="Pictures/10000200000000100000001048888983E4E85610.gif" xlink:type="simple" xlink:show="embed" xlink:actuate="onLoad" loext:mime-type="image/gif"/><svg:title>Yksityisviesti (poissa)</svg:title></draw:frame></draw:a><text:s/></text:p>
            </text:list-item>
          </text:list>
        </text:list-item>
      </text:list>
      <text:p text:style-name="Text_20_body"><draw:frame draw:style-name="fr2" draw:name="Kuva3" text:anchor-type="as-char" svg:width="0.529cm" svg:height="0.529cm" draw:z-index="2"><draw:image xlink:href="Pictures/10000200000000140000001412371FF4449C691A.gif" xlink:type="simple" xlink:show="embed" xlink:actuate="onLoad" loext:mime-type="image/gif"/></draw:frame><text:s/></text:p>
      <text:h text:style-name="Heading_20_5" text:outline-level="5"><text:bookmark text:name="subject_429519"/><text:a xlink:type="simple" xlink:href="https://forum.ubuntu-fi.org/index.php?topic=56226.msg429519#msg429519" text:style-name="Internet_20_link" text:visited-style-name="Visited_20_Internet_20_Link">Vs: Miten virtualisointi toteutetaan fiksusti Linuxissa?</text:a> </text:h>
      <text:p text:style-name="P3">« <text:span text:style-name="Strong_20_Emphasis">Vastaus #3 :</text:span> 07.03.21 - klo:13.36 »</text:p>
      <text:section text:style-name="Sect1" text:name="msg_429519_quick_mod">
        <text:p text:style-name="P3"/>
      </text:section>
      <text:list xml:id="list3482194723" text:style-name="L2">
        <text:list-item>
          <text:p text:style-name="P2"><text:a xlink:type="simple" xlink:href="https://forum.ubuntu-fi.org/index.php?action=post;quote=429519;topic=56226.0;last_msg=429579" text:style-name="Internet_20_link" text:visited-style-name="Visited_20_Internet_20_Link">Lainaus</text:a> </text:p>
        </text:list-item>
      </text:list>
      <text:section text:style-name="Sect1" text:name="msg_429519">
        <text:p text:style-name="Text_20_body"><text:a xlink:type="simple" xlink:href="https://forum.ubuntu-fi.org/index.php?topic=56226.msg429516#msg429516" text:style-name="Internet_20_link" text:visited-style-name="Visited_20_Internet_20_Link">Lainaus käyttäjältä: kamara - 07.03.21 - klo:12.42</text:a></text:p>
        <text:p text:style-name="Quotations"><text:a xlink:type="simple" xlink:href="https://wiki.ubuntu-fi.org/VirtualBox" office:target-frame-name="_blank" xlink:show="new" text:style-name="Internet_20_link" text:visited-style-name="Visited_20_Internet_20_Link">https://wiki.ubuntu-fi.org/VirtualBox</text:a><text:line-break/><text:line-break/><text:a xlink:type="simple" xlink:href="https://wiki.ubuntu-fi.org/KVM" office:target-frame-name="_blank" xlink:show="new" text:style-name="Internet_20_link" text:visited-style-name="Visited_20_Internet_20_Link">https://wiki.ubuntu-fi.org/KVM</text:a><text:line-break/><text:line-break/><text:a xlink:type="simple" xlink:href="https://wiki.ubuntu-fi.org/vmware_server" office:target-frame-name="_blank" xlink:show="new" text:style-name="Internet_20_link" text:visited-style-name="Visited_20_Internet_20_Link">https://wiki.ubuntu-fi.org/vmware_server</text:a><text:line-break/><text:line-break/>En tiedä kuinka kyseiset ohjeet toimivat nykyään, mutta siitä pääsee alkuun.</text:p>
        <text:p text:style-name="Text_20_body"><text:line-break/>Nuo ovat yli kymmenen vuotta vanhoja sivuja, jotka voivat johtaa harhateille. Tässä tuoreempia asennusohjeita.<text:line-break/><text:line-break/><text:line-break/><text:span text:style-name="Strong_20_Emphasis">VirtualBox</text:span></text:p>
        <text:p text:style-name="Text_20_body">Koodia: <text:a xlink:type="simple" xlink:href="javascript:void(0);" text:style-name="Internet_20_link" text:visited-style-name="Visited_20_Internet_20_Link">[Valitse]</text:a></text:p>
        <text:p text:style-name="Preformatted_20_Text"><text:span text:style-name="Source_20_Text">sudo apt update</text:span></text:p>
        <text:p text:style-name="P5"><text:span text:style-name="Source_20_Text">sudo apt install virtualbox virtualbox-ext-pack</text:span></text:p>
        <text:p text:style-name="Text_20_body"><text:line-break/>Tai jos haluat asentaa viimeisimmän version Oraclen repositoriosta: <text:a xlink:type="simple" xlink:href="https://linuxize.com/post/how-to-install-virtualbox-on-ubuntu-20-04/" office:target-frame-name="_blank" xlink:show="new" text:style-name="Internet_20_link" text:visited-style-name="Visited_20_Internet_20_Link">https://linuxize.com/post/how-to-install-virtualbox-on-ubuntu-20-04/</text:a><text:line-break/><text:line-break/>Lisäksi kannattaa asentaa asiakaslisäosat virtuaalikoneessa ajettavaan käyttöjärjestelmään. Se onnistuu suoraan VirtualBoxin <text:a xlink:type="simple" xlink:href="https://www.howtogeek.com/howto/2845/install-guest-additions-to-windows-and-linux-vms-in-virtualbox" office:target-frame-name="_blank" xlink:show="new" text:style-name="Internet_20_link" text:visited-style-name="Visited_20_Internet_20_Link">käyttöliittymän kautta</text:a>.<text:line-break/><text:line-break/>Yleinen eteen tuleva ongelma on USB-laitteiden käyttö virtuaalikoneen sisältä, jos halutaan esimerkiksi käyttää Windowsia jonkin erikoislaitteen ohjaukseen, GPS-navigaattorin karttojen <text:soft-page-break/>päivitykseen, sykemittarin synkronointiin, filmiskannerin käyttöön jne. Tällainen USB-laitteen suora käyttö vaatii extension packin asentamisen isäntäjärjestelmään (sudo apt install virtualbox-ext-pack), ja lisäksi VirtualBoxia ajava käyttäjätunnus pitää lisätä vboxusers-ryhmään. Onnistuu komennolla:</text:p>
        <text:p text:style-name="Text_20_body">Koodia: <text:a xlink:type="simple" xlink:href="javascript:void(0);" text:style-name="Internet_20_link" text:visited-style-name="Visited_20_Internet_20_Link">[Valitse]</text:a></text:p>
        <text:p text:style-name="P5"><text:span text:style-name="Source_20_Text">sudo adduser $USER vboxusers</text:span></text:p>
        <text:p text:style-name="Text_20_body"><text:line-break/>Kirjaudu tuon jälkeen ulos työpöydältä ja takaisin sisään. Nyt USB:n pitäisi toimia VirtualBoxissa, kunhan otat sen käyttöön laitekohtaisesti. Tässä vielä kuvakaappauksilla varustettu ohje: <text:a xlink:type="simple" xlink:href="https://askubuntu.com/a/25600" office:target-frame-name="_blank" xlink:show="new" text:style-name="Internet_20_link" text:visited-style-name="Visited_20_Internet_20_Link">https://askubuntu.com/a/25600</text:a><text:line-break/><text:line-break/><text:line-break/><text:span text:style-name="Strong_20_Emphasis">QEMU/KVM</text:span><text:line-break/><text:line-break/>KVM on nimensä mukaisesti Linuxin natiivi virtualisointijärjestelmä. QEMU:n avulla sillä voidaan ajaa lähes mitä tahansa virtuaalikonetta, tarvittaessa emuloiden vierasjärjestelmän vaatimaa arkkitehtuuria. Ehdottomasti kokeilemisen arvoinen, täysin avoimeen koodiin perustuva vaihtoehto VirtualBoxille.<text:line-break/><text:line-break/>Virtuaalikoneessa ajettavaan käyttöjärjestelmään pitää asentaa SPICE-lisäosat (spice-guest-tools), jotta mm. grafiikka ja muu laitetuki toimisi paremmin, ja että leikepöytä toimisi järjestelmien välillä. Esimerkiksi Windowsiin lisäosat saa täältä: <text:a xlink:type="simple" xlink:href="https://www.spice-space.org/download.html#windows-binaries" office:target-frame-name="_blank" xlink:show="new" text:style-name="Internet_20_link" text:visited-style-name="Visited_20_Internet_20_Link">https://www.spice-space.org/download.html#windows-binaries</text:a><text:line-break/><text:line-break/><text:a xlink:type="simple" xlink:href="https://help.ubuntu.com/community/KVM/Installation" office:target-frame-name="_blank" xlink:show="new" text:style-name="Internet_20_link" text:visited-style-name="Visited_20_Internet_20_Link">https://help.ubuntu.com/community/KVM/Installation</text:a><text:line-break/><text:a xlink:type="simple" xlink:href="https://linuxize.com/post/how-to-install-kvm-on-ubuntu-20-04/" office:target-frame-name="_blank" xlink:show="new" text:style-name="Internet_20_link" text:visited-style-name="Visited_20_Internet_20_Link">https://linuxize.com/post/how-to-install-kvm-on-ubuntu-20-04/</text:a><text:line-break/><text:line-break/>Pari käytännön ohjetta konfigurointiin:<text:line-break/><text:a xlink:type="simple" xlink:href="https://dausruddin.com/how-to-enable-clipboard-and-folder-sharing-in-qemu-kvm-on-windows-guest" office:target-frame-name="_blank" xlink:show="new" text:style-name="Internet_20_link" text:visited-style-name="Visited_20_Internet_20_Link">https://dausruddin.com/how-to-enable-clipboard-and-folder-sharing-in-qemu-kvm-on-windows-guest</text:a><text:line-break/><text:a xlink:type="simple" xlink:href="https://askubuntu.com/q/1146441" office:target-frame-name="_blank" xlink:show="new" text:style-name="Internet_20_link" text:visited-style-name="Visited_20_Internet_20_Link">https://askubuntu.com/q/1146441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4:15:43.793887408</meta:creation-date>
    <dc:date>2021-03-08T14:23:38.685372171</dc:date>
    <meta:editing-duration>PT7M55S</meta:editing-duration>
    <meta:editing-cycles>1</meta:editing-cycles>
    <meta:document-statistic meta:table-count="0" meta:image-count="3" meta:object-count="0" meta:page-count="2" meta:paragraph-count="20" meta:word-count="237" meta:character-count="2594" meta:non-whitespace-character-count="2355"/>
    <meta:generator>LibreOffice/6.0.7.3$Linux_X86_64 LibreOffice_project/00m0$Build-3</meta:generator>
  </office:meta>
</office:document-meta>
</file>